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Ubuntu" svg:font-family="Ubuntu"/>
    <style:font-face style:name="arial" svg:font-family="arial, sans-serif"/>
    <style:font-face style:name="monospace" svg:font-family="monospace, monospace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Nimbus Mono L" fo:font-size="8.5pt" fo:letter-spacing="normal" fo:font-style="normal" style:text-underline-style="none" fo:font-weight="normal" officeooo:rsid="001e315d" officeooo:paragraph-rsid="001e315d" fo:background-color="transparent" style:font-size-asian="8.5pt" style:font-weight-asian="normal" style:font-size-complex="8.5pt" style:font-weight-complex="normal"/>
    </style:style>
    <style:style style:name="P2" style:family="paragraph" style:parent-style-name="Standard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3" style:family="paragraph" style:parent-style-name="Standard">
      <style:text-properties fo:font-variant="normal" fo:text-transform="none" fo:color="#3333ff" style:font-name="Nimbus Mono L" fo:font-size="8.5pt" fo:letter-spacing="normal" fo:font-style="normal" style:text-underline-style="none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1049" officeooo:paragraph-rsid="00181049" fo:background-color="#ffff00" style:font-weight-asian="bold" style:font-weight-complex="bold"/>
    </style:style>
    <style:style style:name="P5" style:family="paragraph" style:parent-style-name="Standard">
      <style:text-properties officeooo:rsid="001e315d" officeooo:paragraph-rsid="001e315d" fo:background-color="transparent"/>
    </style:style>
    <style:style style:name="P6" style:family="paragraph" style:parent-style-name="Standard">
      <style:text-properties fo:font-variant="normal" fo:text-transform="none" fo:color="#3333ff" style:font-name="Nimbus Mono L" fo:font-size="8.5pt" fo:letter-spacing="normal" fo:font-style="normal" style:text-underline-style="none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7" style:family="paragraph" style:parent-style-name="Standard">
      <style:text-properties fo:font-variant="normal" fo:text-transform="none" fo:color="#3333ff" style:font-name="Nimbus Mono L" fo:font-size="8.5pt" fo:letter-spacing="normal" fo:font-style="normal" style:text-underline-style="none" fo:font-weight="bold" officeooo:rsid="00657395" officeooo:paragraph-rsid="006779a1" fo:background-color="transparent" style:font-size-asian="8.5pt" style:font-weight-asian="bold" style:font-size-complex="8.5pt" style:font-weight-complex="bold"/>
    </style:style>
    <style:style style:name="P8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657395" fo:background-color="transparent" style:font-size-asian="8.5pt" style:font-weight-asian="normal" style:font-size-complex="8.5pt" style:font-weight-complex="normal"/>
    </style:style>
    <style:style style:name="P9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6779a1" fo:background-color="transparent" style:font-size-asian="8.5pt" style:font-weight-asian="normal" style:font-size-complex="8.5pt" style:font-weight-complex="normal"/>
    </style:style>
    <style:style style:name="P10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0aedd" fo:background-color="transparent" style:font-size-asian="8.5pt" style:font-weight-asian="normal" style:font-size-complex="8.5pt" style:font-weight-complex="normal"/>
    </style:style>
    <style:style style:name="P1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43fde" fo:background-color="transparent" style:font-size-asian="8.5pt" style:font-weight-asian="normal" style:font-size-complex="8.5pt" style:font-weight-complex="normal"/>
    </style:style>
    <style:style style:name="P12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8a9dfa" fo:background-color="transparent" style:font-size-asian="8.5pt" style:font-weight-asian="normal" style:font-size-complex="8.5pt" style:font-weight-complex="normal"/>
    </style:style>
    <style:style style:name="P13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bad4ad" fo:background-color="transparent" style:font-size-asian="8.5pt" style:font-weight-asian="normal" style:font-size-complex="8.5pt" style:font-weight-complex="normal"/>
    </style:style>
    <style:style style:name="P14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657395" fo:background-color="transparent" style:font-size-asian="8.5pt" style:font-weight-asian="normal" style:font-size-complex="8.5pt" style:font-weight-complex="normal"/>
    </style:style>
    <style:style style:name="P1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be6094" fo:background-color="transparent" style:font-size-asian="8.5pt" style:font-weight-asian="normal" style:font-size-complex="8.5pt" style:font-weight-complex="normal"/>
    </style:style>
    <style:style style:name="P1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657395" officeooo:paragraph-rsid="00cb9038" fo:background-color="transparent" style:font-size-asian="8.5pt" style:font-weight-asian="normal" style:font-size-complex="8.5pt" style:font-weight-complex="normal"/>
    </style:style>
    <style:style style:name="P1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7eb0fc" fo:background-color="transparent" style:font-size-asian="8.5pt" style:font-weight-asian="normal" style:font-size-complex="8.5pt" style:font-weight-complex="normal"/>
    </style:style>
    <style:style style:name="P18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8e71ce" fo:background-color="transparent" style:font-size-asian="8.5pt" style:font-weight-asian="normal" style:font-size-complex="8.5pt" style:font-weight-complex="normal"/>
    </style:style>
    <style:style style:name="P19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1e315d" fo:background-color="transparent" style:font-size-asian="8.5pt" style:font-weight-asian="normal" style:font-size-complex="8.5pt" style:font-weight-complex="normal"/>
    </style:style>
    <style:style style:name="P20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78749f" fo:background-color="transparent" style:font-size-asian="8.5pt" style:font-weight-asian="normal" style:font-size-complex="8.5pt" style:font-weight-complex="normal"/>
    </style:style>
    <style:style style:name="P2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b7045b" fo:background-color="transparent" style:font-size-asian="8.5pt" style:font-weight-asian="normal" style:font-size-complex="8.5pt" style:font-weight-complex="normal"/>
    </style:style>
    <style:style style:name="P22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bb1b72" fo:background-color="transparent" style:font-size-asian="8.5pt" style:font-weight-asian="normal" style:font-size-complex="8.5pt" style:font-weight-complex="normal"/>
    </style:style>
    <style:style style:name="P23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c6d49c" fo:background-color="transparent" style:font-size-asian="8.5pt" style:font-weight-asian="normal" style:font-size-complex="8.5pt" style:font-weight-complex="normal"/>
    </style:style>
    <style:style style:name="P24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d0e61a" fo:background-color="transparent" style:font-size-asian="8.5pt" style:font-weight-asian="normal" style:font-size-complex="8.5pt" style:font-weight-complex="normal"/>
    </style:style>
    <style:style style:name="P25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c7f891" officeooo:paragraph-rsid="00c92db4" fo:background-color="transparent" style:font-size-asian="8.5pt" style:font-weight-asian="normal" style:font-size-complex="8.5pt" style:font-weight-complex="normal"/>
    </style:style>
    <style:style style:name="P26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caffb7" officeooo:paragraph-rsid="00cb81aa" fo:background-color="transparent" style:font-size-asian="8.5pt" style:font-weight-asian="normal" style:font-size-complex="8.5pt" style:font-weight-complex="normal"/>
    </style:style>
    <style:style style:name="P27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d4ffed" officeooo:paragraph-rsid="00d4ffed" fo:background-color="transparent" style:font-size-asian="8.5pt" style:font-weight-asian="normal" style:font-size-complex="8.5pt" style:font-weight-complex="normal"/>
    </style:style>
    <style:style style:name="P28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none" fo:font-weight="normal" officeooo:rsid="001e315d" officeooo:paragraph-rsid="00bb1b72" fo:background-color="#ffff00" style:font-size-asian="8.5pt" style:font-weight-asian="normal" style:font-size-complex="8.5pt" style:font-weight-complex="normal"/>
    </style:style>
    <style:style style:name="P29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657395" fo:background-color="transparent" style:font-size-asian="8.5pt" style:font-weight-asian="bold" style:font-size-complex="8.5pt" style:font-weight-complex="bold"/>
    </style:style>
    <style:style style:name="P30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6779a1" fo:background-color="transparent" style:font-size-asian="8.5pt" style:font-weight-asian="bold" style:font-size-complex="8.5pt" style:font-weight-complex="bold"/>
    </style:style>
    <style:style style:name="P31" style:family="paragraph" style:parent-style-name="Standard">
      <style:text-properties fo:font-variant="normal" fo:text-transform="none" fo:color="#000000" style:font-name="Nimbus Mono L" fo:font-size="8.5pt" fo:letter-spacing="normal" fo:font-style="normal" style:text-underline-style="solid" style:text-underline-width="auto" style:text-underline-color="font-color" fo:font-weight="bold" officeooo:rsid="00657395" officeooo:paragraph-rsid="0080aedd" fo:background-color="transparent" style:font-size-asian="8.5pt" style:font-weight-asian="bold" style:font-size-complex="8.5pt" style:font-weight-complex="bold"/>
    </style:style>
    <style:style style:name="P32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657395" officeooo:paragraph-rsid="0092cfa8" fo:background-color="transparent" style:font-size-asian="8.5pt" style:font-weight-asian="bold" style:font-size-complex="8.5pt" style:font-weight-complex="bold"/>
    </style:style>
    <style:style style:name="P33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1e315d" officeooo:paragraph-rsid="001e315d" fo:background-color="transparent" style:font-size-asian="8.5pt" style:font-weight-asian="bold" style:font-size-complex="8.5pt" style:font-weight-complex="bold"/>
    </style:style>
    <style:style style:name="P34" style:family="paragraph" style:parent-style-name="Standard">
      <style:text-properties fo:font-variant="normal" fo:text-transform="none" fo:color="#ff3333" style:font-name="Nimbus Mono L" fo:font-size="8.5pt" fo:letter-spacing="normal" fo:font-style="normal" style:text-underline-style="none" fo:font-weight="bold" officeooo:rsid="001e315d" officeooo:paragraph-rsid="009accf1" fo:background-color="transparent" style:font-size-asian="8.5pt" style:font-weight-asian="bold" style:font-size-complex="8.5pt" style:font-weight-complex="bold"/>
    </style:style>
    <style:style style:name="P35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7eb0fc" fo:background-color="transparent" style:font-size-asian="8.5pt" style:font-weight-asian="bold" style:font-size-complex="8.5pt" style:font-weight-complex="bold"/>
    </style:style>
    <style:style style:name="P36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3b7a1" fo:background-color="transparent" style:font-size-asian="8.5pt" style:font-weight-asian="bold" style:font-size-complex="8.5pt" style:font-weight-complex="bold"/>
    </style:style>
    <style:style style:name="P37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8bc84" fo:background-color="transparent" style:font-size-asian="8.5pt" style:font-weight-asian="bold" style:font-size-complex="8.5pt" style:font-weight-complex="bold"/>
    </style:style>
    <style:style style:name="P38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9accf1" fo:background-color="transparent" style:font-size-asian="8.5pt" style:font-weight-asian="bold" style:font-size-complex="8.5pt" style:font-weight-complex="bold"/>
    </style:style>
    <style:style style:name="P39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105aa" fo:background-color="transparent" style:font-size-asian="8.5pt" style:font-weight-asian="bold" style:font-size-complex="8.5pt" style:font-weight-complex="bold"/>
    </style:style>
    <style:style style:name="P40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4253b" fo:background-color="transparent" style:font-size-asian="8.5pt" style:font-weight-asian="bold" style:font-size-complex="8.5pt" style:font-weight-complex="bold"/>
    </style:style>
    <style:style style:name="P41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ad24b4" fo:background-color="transparent" style:font-size-asian="8.5pt" style:font-weight-asian="bold" style:font-size-complex="8.5pt" style:font-weight-complex="bold"/>
    </style:style>
    <style:style style:name="P42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cea09c" fo:background-color="#ffff00" style:font-size-asian="8.5pt" style:font-weight-asian="bold" style:font-size-complex="8.5pt" style:font-weight-complex="bold"/>
    </style:style>
    <style:style style:name="P43" style:family="paragraph" style:parent-style-name="Standard">
      <style:text-properties fo:font-variant="normal" fo:text-transform="none" fo:color="#00cc00" style:font-name="Nimbus Mono L" fo:font-size="8.5pt" fo:letter-spacing="normal" fo:font-style="normal" style:text-underline-style="none" fo:font-weight="bold" officeooo:rsid="001e315d" officeooo:paragraph-rsid="00d8f2d0" fo:background-color="#ffff00" style:font-size-asian="8.5pt" style:font-weight-asian="bold" style:font-size-complex="8.5pt" style:font-weight-complex="bold"/>
    </style:style>
    <style:style style:name="P44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1e315d" officeooo:paragraph-rsid="009fcff5" fo:background-color="transparent" style:font-size-asian="8.5pt" style:font-weight-asian="bold" style:font-size-complex="8.5pt" style:font-weight-complex="bold"/>
    </style:style>
    <style:style style:name="P45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a36e5a" fo:background-color="transparent" style:font-size-asian="8.5pt" style:font-weight-asian="bold" style:font-size-complex="8.5pt" style:font-weight-complex="bold"/>
    </style:style>
    <style:style style:name="P46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ae1ae8" fo:background-color="transparent" style:font-size-asian="8.5pt" style:font-weight-asian="bold" style:font-size-complex="8.5pt" style:font-weight-complex="bold"/>
    </style:style>
    <style:style style:name="P47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cb9038" fo:background-color="transparent" style:font-size-asian="8.5pt" style:font-weight-asian="bold" style:font-size-complex="8.5pt" style:font-weight-complex="bold"/>
    </style:style>
    <style:style style:name="P48" style:family="paragraph" style:parent-style-name="Standard">
      <style:text-properties fo:font-variant="normal" fo:text-transform="none" fo:color="#ff0000" style:font-name="Nimbus Mono L" fo:font-size="8.5pt" fo:letter-spacing="normal" fo:font-style="normal" style:text-underline-style="none" fo:font-weight="bold" officeooo:rsid="00657395" officeooo:paragraph-rsid="00cbaae5" fo:background-color="transparent" style:font-size-asian="8.5pt" style:font-weight-asian="bold" style:font-size-complex="8.5pt" style:font-weight-complex="bold"/>
    </style:style>
    <style:style style:name="P49" style:family="paragraph" style:parent-style-name="Standard">
      <style:text-properties style:text-underline-style="none" officeooo:rsid="001e315d" officeooo:paragraph-rsid="001e315d" fo:background-color="transparen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style:font-size-asian="8.5pt" style:font-weight-asian="bold" style:font-size-complex="8.5pt" style:font-weight-complex="bold"/>
    </style:style>
    <style:style style:name="T3" style:family="text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9532e5" style:font-size-asian="8.5pt" style:font-weight-asian="bold" style:font-size-complex="8.5pt" style:font-weight-complex="bold"/>
    </style:style>
    <style:style style:name="T4" style:family="text">
      <style:text-properties fo:font-variant="normal" fo:text-transform="none" fo:color="#222222" style:font-name="Nimbus Mono L" fo:font-size="8.5pt" fo:letter-spacing="normal" fo:font-style="normal" style:text-underline-style="solid" style:text-underline-width="auto" style:text-underline-color="font-color" fo:font-weight="bold" officeooo:rsid="009f3778" style:font-size-asian="8.5pt" style:font-weight-asian="bold" style:font-size-complex="8.5pt" style:font-weight-complex="bold"/>
    </style:style>
    <style:style style:name="T5" style:family="text">
      <style:text-properties fo:font-variant="normal" fo:text-transform="none" fo:color="#222222" style:font-name="Nimbus Mono L" fo:font-size="8.5pt" fo:letter-spacing="normal" fo:font-style="normal" fo:font-weight="bold" style:font-size-asian="8.5pt" style:font-weight-asian="bold" style:font-size-complex="8.5pt" style:font-weight-complex="bold"/>
    </style:style>
    <style:style style:name="T6" style:family="text">
      <style:text-properties fo:font-variant="normal" fo:text-transform="none" fo:color="#222222" style:font-name="Nimbus Mono L" fo:font-size="8.5pt" fo:letter-spacing="normal" fo:font-style="normal" fo:font-weight="bold" officeooo:rsid="009532e5" style:font-size-asian="8.5pt" style:font-weight-asian="bold" style:font-size-complex="8.5pt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officeooo:rsid="00cb9038" style:font-weight-asian="normal" style:font-weight-complex="normal"/>
    </style:style>
    <style:style style:name="T10" style:family="text">
      <style:text-properties fo:color="#000000" officeooo:rsid="00cb9038" fo:background-color="transparent" loext:char-shading-value="0"/>
    </style:style>
    <style:style style:name="T11" style:family="text">
      <style:text-properties officeooo:rsid="00843fde" fo:background-color="#ffff00" loext:char-shading-value="0"/>
    </style:style>
    <style:style style:name="T12" style:family="text">
      <style:text-properties officeooo:rsid="00cea09c" fo:background-color="#ffff00" loext:char-shading-value="0"/>
    </style:style>
    <style:style style:name="T13" style:family="text">
      <style:text-properties fo:color="#ff0000" fo:font-weight="bold" officeooo:rsid="008c8f22" style:font-weight-asian="bold" style:font-weight-complex="bold"/>
    </style:style>
    <style:style style:name="T14" style:family="text">
      <style:text-properties fo:color="#222222" officeooo:rsid="001e315d"/>
    </style:style>
    <style:style style:name="T15" style:family="text">
      <style:text-properties fo:color="#222222" officeooo:rsid="00692b1e"/>
    </style:style>
    <style:style style:name="T16" style:family="text">
      <style:text-properties officeooo:rsid="001e315d"/>
    </style:style>
    <style:style style:name="T17" style:family="text">
      <style:text-properties officeooo:rsid="006eb20b"/>
    </style:style>
    <style:style style:name="T18" style:family="text">
      <style:text-properties officeooo:rsid="0078749f"/>
    </style:style>
    <style:style style:name="T19" style:family="text">
      <style:text-properties officeooo:rsid="007a4328"/>
    </style:style>
    <style:style style:name="T20" style:family="text">
      <style:text-properties officeooo:rsid="007c15eb"/>
    </style:style>
    <style:style style:name="T21" style:family="text">
      <style:text-properties officeooo:rsid="007eb0fc"/>
    </style:style>
    <style:style style:name="T22" style:family="text">
      <style:text-properties officeooo:rsid="00843fde"/>
    </style:style>
    <style:style style:name="T23" style:family="text">
      <style:text-properties officeooo:rsid="0084c66b"/>
    </style:style>
    <style:style style:name="T24" style:family="text">
      <style:text-properties fo:color="#3333ff"/>
    </style:style>
    <style:style style:name="T25" style:family="text">
      <style:text-properties fo:color="#3333ff" officeooo:rsid="0088d8f6"/>
    </style:style>
    <style:style style:name="T26" style:family="text">
      <style:text-properties fo:color="#3333ff" fo:font-weight="bold" style:font-weight-asian="bold" style:font-weight-complex="bold"/>
    </style:style>
    <style:style style:name="T27" style:family="text">
      <style:text-properties fo:color="#3333ff" fo:font-weight="bold" officeooo:rsid="0088d8f6" style:font-weight-asian="bold" style:font-weight-complex="bold"/>
    </style:style>
    <style:style style:name="T28" style:family="text">
      <style:text-properties fo:color="#3333ff" fo:font-weight="bold" officeooo:rsid="00af6a97" style:font-weight-asian="bold" style:font-weight-complex="bold"/>
    </style:style>
    <style:style style:name="T29" style:family="text">
      <style:text-properties fo:color="#3333ff" fo:font-weight="bold" officeooo:rsid="00b1f908" style:font-weight-asian="bold" style:font-weight-complex="bold"/>
    </style:style>
    <style:style style:name="T30" style:family="text">
      <style:text-properties fo:color="#3333ff" fo:font-weight="bold" officeooo:rsid="008e772b" style:font-weight-asian="bold" style:font-weight-complex="bold"/>
    </style:style>
    <style:style style:name="T31" style:family="text">
      <style:text-properties fo:color="#3333ff" fo:font-weight="bold" officeooo:rsid="00b24695" style:font-weight-asian="bold" style:font-weight-complex="bold"/>
    </style:style>
    <style:style style:name="T32" style:family="text">
      <style:text-properties fo:color="#3333ff" fo:font-weight="bold" officeooo:rsid="00b40703" style:font-weight-asian="bold" style:font-weight-complex="bold"/>
    </style:style>
    <style:style style:name="T33" style:family="text">
      <style:text-properties fo:color="#3333ff" fo:font-weight="bold" officeooo:rsid="00b7045b" style:font-weight-asian="bold" style:font-weight-complex="bold"/>
    </style:style>
    <style:style style:name="T34" style:family="text">
      <style:text-properties fo:color="#3333ff" fo:font-weight="bold" officeooo:rsid="00b86ba0" style:font-weight-asian="bold" style:font-weight-complex="bold"/>
    </style:style>
    <style:style style:name="T35" style:family="text">
      <style:text-properties fo:color="#3333ff" fo:font-weight="bold" officeooo:rsid="00b8eae0" style:font-weight-asian="bold" style:font-weight-complex="bold"/>
    </style:style>
    <style:style style:name="T36" style:family="text">
      <style:text-properties fo:color="#3333ff" fo:font-weight="bold" officeooo:rsid="00bb1b72" style:font-weight-asian="bold" style:font-weight-complex="bold"/>
    </style:style>
    <style:style style:name="T37" style:family="text">
      <style:text-properties fo:color="#3333ff" fo:font-weight="bold" officeooo:rsid="00bb3f04" style:font-weight-asian="bold" style:font-weight-complex="bold"/>
    </style:style>
    <style:style style:name="T38" style:family="text">
      <style:text-properties fo:color="#3333ff" officeooo:rsid="00af6a97"/>
    </style:style>
    <style:style style:name="T39" style:family="text">
      <style:text-properties fo:color="#3333ff" fo:font-size="6pt" fo:font-weight="bold" officeooo:rsid="00bc833f" fo:background-color="#99ff99" loext:char-shading-value="0" style:font-size-asian="6pt" style:font-weight-asian="bold" style:font-size-complex="6pt" style:font-weight-complex="bold"/>
    </style:style>
    <style:style style:name="T40" style:family="text">
      <style:text-properties fo:color="#3333ff" officeooo:rsid="00b1f908"/>
    </style:style>
    <style:style style:name="T41" style:family="text">
      <style:text-properties fo:color="#3333ff" officeooo:rsid="00b86ba0"/>
    </style:style>
    <style:style style:name="T42" style:family="text">
      <style:text-properties fo:color="#3333ff" officeooo:rsid="008e772b"/>
    </style:style>
    <style:style style:name="T43" style:family="text">
      <style:text-properties fo:color="#3333ff" officeooo:rsid="00b8eae0"/>
    </style:style>
    <style:style style:name="T44" style:family="text">
      <style:text-properties fo:color="#3333ff" officeooo:rsid="00b40703"/>
    </style:style>
    <style:style style:name="T45" style:family="text">
      <style:text-properties fo:color="#3333ff" officeooo:rsid="00bff122"/>
    </style:style>
    <style:style style:name="T46" style:family="text">
      <style:text-properties officeooo:rsid="008a95b9"/>
    </style:style>
    <style:style style:name="T47" style:family="text">
      <style:text-properties officeooo:rsid="008a9dfa"/>
    </style:style>
    <style:style style:name="T48" style:family="text">
      <style:text-properties officeooo:rsid="008c8f22"/>
    </style:style>
    <style:style style:name="T49" style:family="text">
      <style:text-properties officeooo:rsid="008e71ce"/>
    </style:style>
    <style:style style:name="T50" style:family="text">
      <style:text-properties officeooo:rsid="008e772b"/>
    </style:style>
    <style:style style:name="T51" style:family="text">
      <style:text-properties officeooo:rsid="0093b7a1"/>
    </style:style>
    <style:style style:name="T52" style:family="text">
      <style:text-properties officeooo:rsid="0096ea8c"/>
    </style:style>
    <style:style style:name="T53" style:family="text">
      <style:text-properties officeooo:rsid="009accf1"/>
    </style:style>
    <style:style style:name="T54" style:family="text">
      <style:text-properties officeooo:rsid="009c69f1"/>
    </style:style>
    <style:style style:name="T55" style:family="text">
      <style:text-properties officeooo:rsid="009fcff5"/>
    </style:style>
    <style:style style:name="T56" style:family="text">
      <style:text-properties officeooo:rsid="00a105aa"/>
    </style:style>
    <style:style style:name="T57" style:family="text">
      <style:text-properties officeooo:rsid="00a36e5a"/>
    </style:style>
    <style:style style:name="T58" style:family="text">
      <style:text-properties fo:color="#ff3333"/>
    </style:style>
    <style:style style:name="T59" style:family="text">
      <style:text-properties fo:color="#ff3333" fo:font-weight="bold" style:font-weight-asian="bold" style:font-weight-complex="bold"/>
    </style:style>
    <style:style style:name="T60" style:family="text">
      <style:text-properties fo:color="#ff3333" officeooo:rsid="00be6094"/>
    </style:style>
    <style:style style:name="T61" style:family="text">
      <style:text-properties fo:color="#ff3333" officeooo:rsid="00cb9038"/>
    </style:style>
    <style:style style:name="T62" style:family="text">
      <style:text-properties fo:color="#ff3333" officeooo:rsid="00cbaae5"/>
    </style:style>
    <style:style style:name="T63" style:family="text">
      <style:text-properties officeooo:rsid="00bff122" fo:background-color="#ffffff"/>
    </style:style>
    <style:style style:name="T64" style:family="text">
      <style:text-properties officeooo:rsid="00c39c05"/>
    </style:style>
    <style:style style:name="T65" style:family="text">
      <style:text-properties officeooo:rsid="00c39c05" fo:background-color="#ffffff"/>
    </style:style>
    <style:style style:name="T66" style:family="text">
      <style:text-properties officeooo:rsid="00c6ad8b" fo:background-color="#ffffff"/>
    </style:style>
    <style:style style:name="T67" style:family="text">
      <style:text-properties officeooo:rsid="00c6d49c" fo:background-color="#ffffff"/>
    </style:style>
    <style:style style:name="T68" style:family="text">
      <style:text-properties officeooo:rsid="00c7f891"/>
    </style:style>
    <style:style style:name="T69" style:family="text">
      <style:text-properties officeooo:rsid="00c808da"/>
    </style:style>
    <style:style style:name="T70" style:family="text">
      <style:text-properties officeooo:rsid="00cb9038"/>
    </style:style>
    <style:style style:name="T71" style:family="text">
      <style:text-properties fo:color="#6666ff"/>
    </style:style>
    <style:style style:name="T72" style:family="text">
      <style:text-properties fo:color="#6666ff" officeooo:rsid="00cb9038" fo:background-color="transparent" loext:char-shading-value="0"/>
    </style:style>
    <style:style style:name="T73" style:family="text">
      <style:text-properties fo:color="#6666ff" officeooo:rsid="0088d8f6"/>
    </style:style>
    <style:style style:name="T74" style:family="text">
      <style:text-properties fo:color="#6666ff" officeooo:rsid="00bff122"/>
    </style:style>
    <style:style style:name="T75" style:family="text">
      <style:text-properties fo:color="#6666ff" officeooo:rsid="00af6a97"/>
    </style:style>
    <style:style style:name="T76" style:family="text">
      <style:text-properties fo:color="#6666ff" officeooo:rsid="00b1f908"/>
    </style:style>
    <style:style style:name="T77" style:family="text">
      <style:text-properties fo:color="#6666ff" officeooo:rsid="00b86ba0"/>
    </style:style>
    <style:style style:name="T78" style:family="text">
      <style:text-properties fo:color="#6666ff" officeooo:rsid="008e772b"/>
    </style:style>
    <style:style style:name="T79" style:family="text">
      <style:text-properties fo:color="#6666ff" officeooo:rsid="00b8eae0"/>
    </style:style>
    <style:style style:name="T80" style:family="text">
      <style:text-properties fo:color="#6666ff" officeooo:rsid="00b40703"/>
    </style:style>
    <style:style style:name="T81" style:family="text">
      <style:text-properties fo:color="#6666ff" fo:background-color="#ffff99" loext:char-shading-value="0"/>
    </style:style>
    <style:style style:name="T82" style:family="text">
      <style:text-properties fo:color="#6666ff" officeooo:rsid="00cb9038" fo:background-color="#ffff99" loext:char-shading-value="0"/>
    </style:style>
    <style:style style:name="T83" style:family="text">
      <style:text-properties fo:color="#6666ff" officeooo:rsid="0088d8f6" fo:background-color="#ffff99" loext:char-shading-value="0"/>
    </style:style>
    <style:style style:name="T84" style:family="text">
      <style:text-properties fo:color="#6666ff" officeooo:rsid="00bff122" fo:background-color="#ffff99" loext:char-shading-value="0"/>
    </style:style>
    <style:style style:name="T85" style:family="text">
      <style:text-properties fo:color="#6666ff" officeooo:rsid="00af6a97" fo:background-color="#ffff99" loext:char-shading-value="0"/>
    </style:style>
    <style:style style:name="T86" style:family="text">
      <style:text-properties fo:color="#6666ff" officeooo:rsid="00b1f908" fo:background-color="#ffff99" loext:char-shading-value="0"/>
    </style:style>
    <style:style style:name="T87" style:family="text">
      <style:text-properties fo:color="#6666ff" officeooo:rsid="00b86ba0" fo:background-color="#ffff99" loext:char-shading-value="0"/>
    </style:style>
    <style:style style:name="T88" style:family="text">
      <style:text-properties fo:color="#6666ff" officeooo:rsid="008e772b" fo:background-color="#ffff99" loext:char-shading-value="0"/>
    </style:style>
    <style:style style:name="T89" style:family="text">
      <style:text-properties fo:color="#6666ff" officeooo:rsid="00b8eae0" fo:background-color="#ffff99" loext:char-shading-value="0"/>
    </style:style>
    <style:style style:name="T90" style:family="text">
      <style:text-properties fo:color="#6666ff" officeooo:rsid="00b40703" fo:background-color="#ffff99" loext:char-shading-value="0"/>
    </style:style>
    <style:style style:name="T91" style:family="text">
      <style:text-properties fo:color="#6666ff" officeooo:rsid="00cb9038"/>
    </style:style>
    <style:style style:name="T92" style:family="text">
      <style:text-properties fo:color="#6666ff" officeooo:rsid="00cea09c"/>
    </style:style>
    <style:style style:name="T93" style:family="text">
      <style:text-properties fo:color="#6666ff" fo:font-weight="bold" officeooo:rsid="00cea09c" fo:background-color="#ffff00" loext:char-shading-value="0" style:font-weight-asian="bold" style:font-weight-complex="bold"/>
    </style:style>
    <style:style style:name="T94" style:family="text">
      <style:text-properties fo:color="#6666ff" officeooo:rsid="00cea09c" fo:background-color="#ffff00" loext:char-shading-value="0"/>
    </style:style>
    <style:style style:name="T95" style:family="text">
      <style:text-properties fo:color="#6666ff" officeooo:rsid="00d9c20a"/>
    </style:style>
    <style:style style:name="T96" style:family="text">
      <style:text-properties officeooo:rsid="00cea09c" fo:background-color="#ffffff"/>
    </style:style>
    <style:style style:name="T97" style:family="text">
      <style:text-properties officeooo:rsid="00d0e61a" fo:background-color="#ffffff"/>
    </style:style>
    <style:style style:name="T98" style:family="text">
      <style:text-properties officeooo:rsid="00d351e8"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9"><text:span text:style-name="T5"><text:s text:c="38"/></text:span><text:span text:style-name="T3">Total Energy</text:span><text:span text:style-name="T6"> <text:s text:c="4"/></text:span><text:span text:style-name="T3">Energy above </text:span><text:span text:style-name="T4">CCSDTQ</text:span></text:p>
      <text:p text:style-name="P5"><text:span text:style-name="T2">aug-cc-pCV2Z-NR</text:span></text:p>
      <text:p text:style-name="P1"><text:s/>Total CCSD energy [au]: <text:s text:c="12"/>-14.933531 701417</text:p>
      <text:p text:style-name="P1"><text:s/>Total CCSD(T) energy [au]: <text:s text:c="9"/>-14.933568 440497</text:p>
      <text:p text:style-name="P33"><text:s/>Total CCSDT energy [au]: <text:s text:c="11"/>-14.933575 346708 <text:tab/><text:tab/><text:span text:style-name="T51">458 nH</text:span></text:p>
      <text:p text:style-name="P36"><text:span text:style-name="T8"><text:s/>Total CCSDT(Q)/A energy [au]: <text:s text:c="6"/>-14.933575 724924</text:span> </text:p>
      <text:p text:style-name="P37"><text:s/>Total CCSDT(Q)/B energy [au]: <text:s text:c="6"/>-14.933575 725169 <text:tab/><text:tab/> <text:span text:style-name="T51">94 nH</text:span></text:p>
      <text:p text:style-name="P3"><text:s/>Total CCSDTQ energy [au]: <text:s text:c="10"/>-14.933575 804573 <text:tab/><text:tab/> <text:s/><text:span text:style-name="T52">0 uH</text:span></text:p>
      <text:p text:style-name="P1"><text:s/>Total CCSDTQ(P)/A energy [au]: <text:s text:c="5"/>-14.933575 804686</text:p>
      <text:p text:style-name="P1"><text:s/>Total CCSDTQ(P)/B energy [au]: <text:s text:c="5"/>-14.933575 804687</text:p>
      <text:p text:style-name="P1"><text:s/>Total CCSDTQP energy [au]: <text:s text:c="9"/>-14.933575 804716</text:p>
      <text:p text:style-name="P1"><text:s/>Total CCSDTQP(H)/A energy [au]: <text:s text:c="4"/>-14.933575 804716</text:p>
      <text:p text:style-name="P1"><text:s/>Total CCSDTQP(H)/B energy [au]: <text:s text:c="4"/>-14.933575 804716</text:p>
      <text:p text:style-name="P1"><text:s/>Total FCI energy [au]: <text:s text:c="13"/><text:bookmark-start text:name="__DdeLink__888_107412443"/>-14.933575 804743<text:bookmark-end text:name="__DdeLink__888_107412443"/></text:p>
      <text:p text:style-name="P1"/>
      <text:p text:style-name="P2">aug-cc-pCV3Z-NR</text:p>
      <text:p text:style-name="P1"><text:s/>Total CCSD energy [au]: <text:s text:c="12"/>-14.949982 001939</text:p>
      <text:p text:style-name="P1"><text:s/>Total CCSD(T) energy [au]: <text:s text:c="9"/>-14.950069 131674</text:p>
      <text:p text:style-name="P34"><text:s/>Total CCSDT energy [au]: <text:s text:c="11"/>-14.950084 980481 <text:tab/><text:tab/><text:span text:style-name="T53">781 nH</text:span></text:p>
      <text:p text:style-name="P19"><text:s/>Total CCSDT(Q)/A energy [au]: <text:s text:c="6"/>-14.950085 635194</text:p>
      <text:p text:style-name="P38"><text:s/>Total CCSDT(Q)/B energy [au]: <text:s text:c="6"/>-14.950085 641049 <text:tab/><text:tab/><text:span text:style-name="T53">120 nH</text:span></text:p>
      <text:p text:style-name="P3"><text:s/>Total CCSDTQ energy [au]: <text:s text:c="10"/>-14.950085 761173 <text:tab/><text:tab/><text:span text:style-name="T54">000 nH<text:tab/></text:span></text:p>
      <text:p text:style-name="P1"><text:s/>Total CCSDTQ(P)/A energy [au]: <text:s text:c="5"/>-14.950085 761634</text:p>
      <text:p text:style-name="P1"><text:s/>Total CCSDTQ(P)/B energy [au]: <text:s text:c="5"/><text:bookmark-start text:name="__DdeLink__890_107412443"/>-14.950085 761637<text:bookmark-end text:name="__DdeLink__890_107412443"/></text:p>
      <text:p text:style-name="P1"/>
      <text:p text:style-name="P1"><text:span text:style-name="T1">aug-cc-pCV4Z-NR</text:span> </text:p>
      <text:p text:style-name="P1"><text:s/>Total CCSD energy [au]: <text:s text:c="12"/>-14.954127 760323</text:p>
      <text:p text:style-name="P1"><text:s/>Total CCSD(T) energy [au]: <text:s text:c="9"/>-14.954246 343848</text:p>
      <text:p text:style-name="P44"><text:s/>Total CCSDT energy [au]: <text:s text:c="11"/>-14.954266 400787 <text:tab/><text:tab/><text:span text:style-name="T55">893 nH</text:span></text:p>
      <text:p text:style-name="P19"><text:s/>Total CCSDT(Q)/A energy [au]: <text:s text:c="6"/>-14.954267 138736</text:p>
      <text:p text:style-name="P39"><text:s/>Total CCSDT(Q)/B energy [au]: <text:s text:c="6"/>-14.954267 148074 <text:tab/><text:tab/><text:span text:style-name="T56">146 nH</text:span></text:p>
      <text:p text:style-name="P3"><text:s/>Total CCSDTQ energy [au]: <text:s text:c="10"/><text:bookmark-start text:name="__DdeLink__892_107412443"/>-14.954267 294251<text:bookmark-end text:name="__DdeLink__892_107412443"/> <text:tab/><text:tab/><text:span text:style-name="T57">000 nH</text:span></text:p>
      <text:p text:style-name="P3"/>
      <text:p text:style-name="P30">aug-cc-pCV5Z-NR</text:p>
      <text:p text:style-name="P9"><text:span text:style-name="T14"><text:s/>Total CCSD energy [au]: <text:s text:c="12"/></text:span>-14.956239 235626</text:p>
      <text:p text:style-name="P9"><text:span text:style-name="T14"><text:s/>Total CCSD</text:span><text:span text:style-name="T15">(T)</text:span><text:span text:style-name="T14"> energy [au]: <text:s text:c="9"/></text:span>-14.956364 644050</text:p>
      <text:p text:style-name="P45"><text:span text:style-name="T16"><text:s/>Total CCSDT energy [au]: <text:s text:c="11"/></text:span>-14.956384 374501 <text:tab/><text:tab/><text:span text:style-name="T57">875 nH</text:span></text:p>
      <text:p text:style-name="P20"><text:s/>Total CCSDT(Q)/A energy [au]: <text:s text:c="6"/><text:span text:style-name="T18">-14.956385 126463</text:span></text:p>
      <text:p text:style-name="P40"><text:s/>Total CCSDT(Q)/<text:span text:style-name="T19">B</text:span> energy [au]: <text:s text:c="6"/><text:span text:style-name="T18">-14.956385 136054 <text:tab/><text:tab/>114 nH</text:span></text:p>
      <text:p text:style-name="P7"><text:span text:style-name="T16"><text:s/>Total CCSDTQ energy [au]: <text:s text:c="10"/></text:span>-14.956385 2<text:span text:style-name="T20">5 <text:s text:c="4"/><text:tab/><text:tab/>000 nH</text:span></text:p>
      <text:p text:style-name="P9"><text:tab/></text:p>
      <text:p text:style-name="P29">aug-cc-pCV5Z-NR</text:p>
      <text:p text:style-name="P8"><text:s/>CCSD/CFOUR <text:s text:c="25"/>-14.956239 082231</text:p>
      <text:p text:style-name="P8"><text:s/>CCSD(T)/CFOUR <text:s text:c="22"/>-14.956364 490584</text:p>
      <text:p text:style-name="P32"><text:span text:style-name="T17"><text:s/>CCSDT/CFOUR <text:s text:c="24"/>-14.956384 221664</text:span></text:p>
      <text:p text:style-name="P32"><text:span text:style-name="T17"><text:s/>CCSDT/CFOUR-MRCC <text:s text:c="19"/>-14.956384 212115 ( <text:s/>9 nH too high)</text:span></text:p>
      <text:p text:style-name="P17"><text:s/>CCSDT(Q)/A/<text:span text:style-name="T21">CFOUR-MRCC</text:span> <text:s text:c="8"/></text:p>
      <text:p text:style-name="P35"><text:s/>CCSDT(Q)/<text:span text:style-name="T19">B/CFOUR-MRCC</text:span> <text:s text:c="6"/></text:p>
      <text:p text:style-name="P8"/>
      <text:p text:style-name="P29">aug-cc-pCV6Z-NR</text:p>
      <text:p text:style-name="P11"><text:s/>CCSD/CFOUR <text:s text:c="25"/><text:span text:style-name="T22">-14.956</text:span><text:span text:style-name="T11">2</text:span><text:span text:style-name="T22">39 082231</text:span></text:p>
      <text:p text:style-name="P12"><text:s/>CCSD/CFOUR-<text:span text:style-name="T23">MRCC <text:s text:c="6"/></text:span><text:s/><text:tab/> <text:s text:c="8"/><text:span text:style-name="T47">-14.956808 418226</text:span></text:p>
      <text:p text:style-name="P11"><text:s/>CCSD(T)/CFOUR <text:s text:c="22"/><text:span text:style-name="T22">-14.956</text:span><text:span text:style-name="T11">3</text:span><text:span text:style-name="T22">64 490584</text:span> <text:s/></text:p>
      <text:p text:style-name="P12"><text:s/>CCSD(T)/CFOUR-<text:span text:style-name="T23">MRCC</text:span> <text:s text:c="17"/><text:span text:style-name="T47">-14.956937 267989</text:span> <text:s text:c="15"/></text:p>
      <text:p text:style-name="P13"><text:span text:style-name="T59"><text:s/>CCSDT/CFOUR <text:s text:c="24"/>-14.956956 465710</text:span> <text:s text:c="7"/><text:span text:style-name="T13">850(60) nH</text:span></text:p>
      <text:p text:style-name="P46"><text:s/>CCSDT/CFOUR-<text:span text:style-name="T23">MRCC</text:span> <text:s text:c="19"/><text:span text:style-name="T48">-14.956956 363028 <text:s text:c="7"/>850(60) nH <text:s/>(also 102 nH too high)</text:span></text:p>
      <text:p text:style-name="P18"><text:s/>CCSDT(Q)/A/<text:span text:style-name="T21">CFOUR-MRCC</text:span> <text:s text:c="14"/><text:span text:style-name="T49">-14.956957 129722</text:span></text:p>
      <text:p text:style-name="P41"><text:s/>CCSDT(Q)/<text:span text:style-name="T19">B/CFOUR-MRCC</text:span> <text:s text:c="14"/><text:span text:style-name="T50">-14.956957 139395 <text:s text:c="7"/>289(17) nH <text:s/>(also hopefully 102 nH too high)</text:span> </text:p>
      <text:p text:style-name="P22"><text:span text:style-name="T26"><text:s/>CCSDT</text:span><text:span text:style-name="T27">Q/CFOUR-MRCC(est.)</text:span> <text:s text:c="12"/><text:span text:style-name="T36">-14.956957 530</text:span><text:span text:style-name="T31">(</text:span><text:span text:style-name="T37">017</text:span><text:span text:style-name="T31">)</text:span><text:span text:style-name="T28"> <text:s text:c="5"/></text:span><text:span text:style-name="T29">From </text:span><text:span text:style-name="T30">289(17) </text:span><text:span text:style-name="T32">and 102 nH</text:span></text:p>
      <text:p text:style-name="P21"><text:span text:style-name="T30"><text:s/></text:span><text:span text:style-name="T26">CCSDT</text:span><text:span text:style-name="T27">Q/CFOUR-MRCC(est.)</text:span> <text:s text:c="12"/><text:span text:style-name="T33">-14.956957 315</text:span><text:span text:style-name="T31">(</text:span><text:span text:style-name="T37">060</text:span><text:span text:style-name="T31">)</text:span><text:span text:style-name="T28"> <text:s text:c="5"/></text:span><text:span text:style-name="T29">From </text:span><text:span text:style-name="T34">850</text:span><text:span text:style-name="T30">(</text:span><text:span text:style-name="T35">60</text:span><text:span text:style-name="T30">) </text:span><text:span text:style-name="T32">and 102 nH</text:span></text:p>
      <text:p text:style-name="P28"><text:span text:style-name="T30"><text:s/></text:span><text:span text:style-name="T26">CCSDT</text:span><text:span text:style-name="T27">Q/CFOUR-MRCC(est.)</text:span> <text:s text:c="12"/><text:bookmark-start text:name="__DdeLink__896_107412443"/><text:span text:style-name="T36">-14.956957 42</text:span><text:span text:style-name="T37">3</text:span><text:bookmark-end text:name="__DdeLink__896_107412443"/><text:span text:style-name="T37">(150)</text:span><text:span text:style-name="T28"> </text:span><text:span text:style-name="T32"><text:s text:c="5"/></text:span><text:span text:style-name="T36">From average of above two. </text:span><text:span text:style-name="T39">Probably better to use (Q)/A</text:span></text:p>
      <text:p text:style-name="P14"/>
      <text:p text:style-name="P31">aug-cc-pCV<text:span text:style-name="T46">7</text:span>Z-NR</text:p>
      <text:p text:style-name="P15"><text:s/><text:span text:style-name="T70">ROHF-</text:span>CCSD/CFOUR <text:s text:c="19"/></text:p>
      <text:p text:style-name="P16"><text:s/><text:span text:style-name="T70">ROHF-</text:span>CCSD(T)/CFOUR <text:s text:c="22"/></text:p>
      <text:p text:style-name="P47"><text:span text:style-name="T58"><text:s/>C</text:span><text:span text:style-name="T61">ROHF-</text:span><text:span text:style-name="T58">CSDT/CFOUR <text:s text:c="24"/></text:span><text:bookmark-start text:name="__DdeLink__853_107412443"/><text:span text:style-name="T60">-14.957141 010744</text:span><text:bookmark-end text:name="__DdeLink__853_107412443"/><text:span text:style-name="T8"> <text:s text:c="15"/></text:span><text:s text:c="16"/><text:tab/></text:p>
      <text:p text:style-name="P43"><text:s/><text:span text:style-name="T91">ROHF-</text:span><text:span text:style-name="T71">CCSDT</text:span><text:span text:style-name="T73">Q/</text:span><text:span text:style-name="T95">CFOUR</text:span><text:span text:style-name="T73">(est.)</text:span><text:span text:style-name="T71"> <text:s text:c="16"/></text:span><text:bookmark-start text:name="__DdeLink__898_107412443"/><text:span text:style-name="T74">-14.957141 860743</text:span><text:bookmark-end text:name="__DdeLink__898_107412443"/><text:span text:style-name="T75"> <text:s text:c="5"/></text:span><text:span text:style-name="T76">From </text:span><text:span text:style-name="T77">850</text:span><text:span text:style-name="T78">(</text:span><text:span text:style-name="T79">60</text:span><text:span text:style-name="T78">)</text:span></text:p>
      <text:p text:style-name="P10"/>
      <text:p text:style-name="P16"><text:s/><text:span text:style-name="T70">UHF-</text:span>CCSD/CFOUR <text:s text:c="19"/></text:p>
      <text:p text:style-name="P16"><text:s/><text:span text:style-name="T70">UHF-</text:span>CCSD(T)/CFOUR <text:s text:c="22"/></text:p>
      <text:p text:style-name="P48"><text:span text:style-name="T58"><text:s/></text:span><text:span text:style-name="T61">UHF</text:span><text:span text:style-name="T9">-</text:span><text:span text:style-name="T58">CCSDT/CFOUR <text:s text:c="25"/></text:span><text:bookmark-start text:name="__DdeLink__853_1074124431"/><text:bookmark-end text:name="__DdeLink__853_1074124431"/><text:span text:style-name="T62">-14.957211 341106</text:span><text:span text:style-name="T8"> <text:s text:c="15"/></text:span><text:s text:c="16"/><text:tab/></text:p>
      <text:p text:style-name="P42"><text:s/><text:span text:style-name="T91">UHF-</text:span><text:span text:style-name="T71">CCSDT</text:span><text:span text:style-name="T73">Q/</text:span><text:span text:style-name="T95">CFOUR</text:span><text:span text:style-name="T73">(est.)</text:span><text:span text:style-name="T71"> <text:s text:c="18"/></text:span><text:span text:style-name="T92">-14.957212 191106</text:span><text:span text:style-name="T75"> <text:s text:c="5"/></text:span><text:span text:style-name="T76">From </text:span><text:span text:style-name="T77">850</text:span><text:span text:style-name="T78">(</text:span><text:span text:style-name="T79">60</text:span><text:span text:style-name="T78">)</text:span></text:p>
      <text:p text:style-name="P25"/>
      <text:p text:style-name="P27">5Z: <text:span text:style-name="T69">(</text:span><text:bookmark-start text:name="__DdeLink__894_107412443"/>-14.956385096<text:bookmark-end text:name="__DdeLink__894_107412443"/><text:span text:style-name="T69">+2*</text:span><text:bookmark-start text:name="__DdeLink__878_107412443"/>7.477431653828<text:bookmark-end text:name="__DdeLink__878_107412443"/><text:span text:style-name="T69">)*219474.6313705</text:span></text:p>
      <text:p text:style-name="P25"><text:span text:style-name="T64">6</text:span>Z: <text:span text:style-name="T69">(-14.956957423+2*</text:span><text:bookmark-start text:name="__DdeLink__884_107412443"/><text:span text:style-name="T69">7.477718152187</text:span><text:bookmark-end text:name="__DdeLink__884_107412443"/><text:span text:style-name="T69">)*</text:span><text:bookmark-start text:name="__DdeLink__882_107412443"/><text:bookmark-start text:name="__DdeLink__880_107412443"/><text:span text:style-name="T69">219474.6313705</text:span><text:bookmark-end text:name="__DdeLink__882_107412443"/><text:bookmark-end text:name="__DdeLink__880_107412443"/><text:span text:style-name="T69"> = -333.8469497121553 (MOLPRO)</text:span></text:p>
      <text:p text:style-name="P26">6Z:<text:span text:style-name="T68"> (-14.956957423+2*</text:span>7.477717944710<text:span text:style-name="T68">)*219474.6313705 = -333.93802158835194 (MRCC)</text:span></text:p>
      <text:p text:style-name="P23"><text:span text:style-name="T65">7Z: </text:span><text:span text:style-name="T66">(</text:span><text:span text:style-name="T63">-14.957141860743</text:span><text:span text:style-name="T66">+2*</text:span><text:span text:style-name="T67">7.477845563857</text:span><text:span text:style-name="T66">)*</text:span><text:span text:style-name="T63">219474.6313705 </text:span><text:span text:style-name="T67">= -318.3990967570533 ?</text:span></text:p>
      <text:p text:style-name="P24"><text:span text:style-name="T65">7Z: </text:span><text:span text:style-name="T66">(</text:span><text:span text:style-name="T96">-14.957212191106</text:span><text:span text:style-name="T66">+2*</text:span><text:bookmark-start text:name="__DdeLink__886_107412443"/><text:span text:style-name="T67">7.477845563857</text:span><text:bookmark-end text:name="__DdeLink__886_107412443"/><text:span text:style-name="T66">)*</text:span><text:span text:style-name="T63">219474.6313705 </text:span><text:span text:style-name="T67">= -</text:span><text:span text:style-name="T97">333.8348272506497 </text:span><text:span text:style-name="T98">(MOLPRO)</text:span><text:span text:style-name="T6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Ubuntu" svg:font-family="Ubuntu"/>
    <style:font-face style:name="arial" svg:font-family="arial, sans-serif"/>
    <style:font-face style:name="monospace" svg:font-family="monospace, monospace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0902in" fo:margin-bottom="0.0902in" fo:margin-left="0.0902in" fo:margin-right="0.0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3:49:18.392861394</meta:creation-date>
    <dc:date>2018-03-24T01:14:46.806019170</dc:date>
    <meta:editing-duration>PT6H59M5S</meta:editing-duration>
    <meta:editing-cycles>176</meta:editing-cycles>
    <meta:generator>LibreOffice/5.1.6.2$Linux_X86_64 LibreOffice_project/10m0$Build-2</meta:generator>
    <meta:document-statistic meta:table-count="0" meta:image-count="0" meta:object-count="0" meta:page-count="1" meta:paragraph-count="71" meta:word-count="359" meta:character-count="4025" meta:non-whitespace-character-count="2738"/>
  </office:meta>
</office:document-meta>
</file>